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826in" fo:margin-left="0.0236in" fo:margin-right="0.0188in" table:align="margins"/>
    </style:style>
    <style:style style:name="Table4.A" style:family="table-column">
      <style:table-column-properties style:column-width="1.2125in" style:rel-column-width="11545*"/>
    </style:style>
    <style:style style:name="Table4.B" style:family="table-column">
      <style:table-column-properties style:column-width="5.6701in" style:rel-column-width="539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Standard">
      <style:text-properties fo:language="es" fo:country="CO"/>
    </style:style>
    <style:style style:name="P18" style:family="paragraph" style:parent-style-name="Standard">
      <style:text-properties fo:language="es" fo:country="CO" style:font-name-asian="Arial Unicode MS" style:font-name-complex="Tahoma"/>
    </style:style>
    <style:style style:name="P19" style:family="paragraph" style:parent-style-name="Standard">
      <style:text-properties fo:font-size="12pt" fo:language="es" fo:country="CO" style:font-size-asian="12pt" style:font-size-complex="12pt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23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53687944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5368760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5368727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5368716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5368704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53686936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53686824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85368671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86488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853686376">
          <text:insertion>
            <office:change-info>
              <dc:creator>unknown</dc:creator>
              <dc:date>2010-11-25T14:34:00</dc:date>
            </office:change-info>
          </text:insertion>
        </text:changed-region>
        <text:changed-region text:id="ct85368626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88796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53688684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85368857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90588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853688348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853688460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85369047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9036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89804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853690252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85369014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89916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53690028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53689692">
          <text:insertion>
            <office:change-info>
              <dc:creator>unknown</dc:creator>
              <dc:date>2010-11-05T11:16:00</dc:date>
            </office:change-info>
          </text:insertion>
        </text:changed-region>
        <text:changed-region text:id="ct853689580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53689468">
          <text:insertion>
            <office:change-info>
              <dc:creator>unknown</dc:creator>
              <dc:date>2010-11-25T14:36:00</dc:date>
            </office:change-info>
          </text:insertion>
        </text:changed-region>
        <text:changed-region text:id="ct853689356">
          <text:insertion>
            <office:change-info>
              <dc:creator>unknown</dc:creator>
              <dc:date>2010-11-25T14:37:00</dc:date>
            </office:change-info>
          </text:insertion>
        </text:changed-region>
        <text:changed-region text:id="ct853689244">
          <text:insertion>
            <office:change-info>
              <dc:creator>unknown</dc:creator>
              <dc:date>2010-11-25T14:38:00</dc:date>
            </office:change-info>
          </text:insertion>
        </text:changed-region>
        <text:changed-region text:id="ct85368913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89020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853688908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853692268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853692156">
          <text:deletion>
            <office:change-info>
              <dc:creator>unknown</dc:creator>
              <dc:date>2010-11-05T11:13:00</dc:date>
            </office:change-info>
            <text:p text:style-name="P4"><text:span text:style-name="T1">Fecha de Prueba</text:span></text:p>
          </text:deletion>
        </text:changed-region>
        <text:changed-region text:id="ct853692044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853691932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91820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3691708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3691596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853691484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5369137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3691260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53691148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5369103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3690812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53687944"/>Control de Versiones del Documento<text:change-end text:change-id="ct8536879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53687608"/>Versión<text:change-end text:change-id="ct853687608"/></text:p>
          </table:table-cell>
          <table:table-cell table:style-name="Table3.A2" office:value-type="string">
            <text:p text:style-name="P1"><text:change-start text:change-id="ct853687272"/>Creación<text:change-end text:change-id="ct853687272"/></text:p>
          </table:table-cell>
          <table:table-cell table:style-name="Table3.A2" office:value-type="string">
            <text:p text:style-name="P1"><text:change-start text:change-id="ct853687160"/>Liberación<text:change-end text:change-id="ct853687160"/></text:p>
          </table:table-cell>
          <table:table-cell table:style-name="Table3.A2" office:value-type="string">
            <text:p text:style-name="P1"><text:change-start text:change-id="ct853687048"/>Descripción del Cambio<text:change-end text:change-id="ct853687048"/></text:p>
          </table:table-cell>
          <table:table-cell table:style-name="Table3.E2" office:value-type="string">
            <text:p text:style-name="P1"><text:change-start text:change-id="ct853686936"/>Autores<text:change-end text:change-id="ct853686936"/></text:p>
          </table:table-cell>
        </table:table-row>
        <table:table-row>
          <table:table-cell table:style-name="Table3.A2" office:value-type="string">
            <text:p text:style-name="P1"><text:change text:change-id="ct853686824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53686712"/>Prioridad<text:change-end text:change-id="ct853686712"/></text:p>
          </table:table-cell>
          <table:table-cell table:style-name="Table4.B1" office:value-type="string">
            <text:p text:style-name="P1"><text:change text:change-id="ct853686488"/><text:change-start text:change-id="ct853686376"/>Media<text:change-end text:change-id="ct853686376"/></text:p>
          </table:table-cell>
        </table:table-row>
        <table:table-row>
          <table:table-cell table:style-name="Table4.A2" office:value-type="string">
            <text:p text:style-name="P1"><text:change-start text:change-id="ct853686264"/>Actores<text:change-end text:change-id="ct853686264"/></text:p>
          </table:table-cell>
          <table:table-cell table:style-name="Table4.B2" office:value-type="string">
            <text:p text:style-name="P1"><text:change text:change-id="ct853688796"/><text:change-start text:change-id="ct853688684"/>Administrador<text:change-end text:change-id="ct853688684"/></text:p>
          </table:table-cell>
        </table:table-row>
        <table:table-row>
          <table:table-cell table:style-name="Table4.A2" office:value-type="string">
            <text:p text:style-name="P1"><text:change-start text:change-id="ct853688572"/>Estimación<text:change-end text:change-id="ct853688572"/></text:p>
          </table:table-cell>
          <table:table-cell table:style-name="Table4.B2" office:value-type="string">
            <text:p text:style-name="P1"><text:change text:change-id="ct853690588"/><text:change text:change-id="ct853688348"/><text:change text:change-id="ct853688460"/></text:p>
          </table:table-cell>
        </table:table-row>
        <table:table-row>
          <table:table-cell table:style-name="Table4.A2" office:value-type="string">
            <text:p text:style-name="P1"><text:change-start text:change-id="ct853690476"/>Dependencia<text:change-end text:change-id="ct853690476"/></text:p>
          </table:table-cell>
          <table:table-cell table:style-name="Table4.B2" office:value-type="string">
            <text:p text:style-name="P1"><text:change-start text:change-id="ct853690364"/>HU-MGU-0<text:change-end text:change-id="ct853690364"/><text:change text:change-id="ct853689804"/><text:change-start text:change-id="ct853690252"/>1<text:change-end text:change-id="ct853690252"/></text:p>
          </table:table-cell>
        </table:table-row>
        <table:table-row>
          <table:table-cell table:style-name="Table4.A2" office:value-type="string">
            <text:p text:style-name="P1"><text:change-start text:change-id="ct853690140"/>Descripción<text:change-end text:change-id="ct853690140"/></text:p>
          </table:table-cell>
          <table:table-cell table:style-name="Table4.B2" office:value-type="string">
            <text:p text:style-name="P2"><text:change text:change-id="ct853689916"/><text:change text:change-id="ct853690028"/><text:change-start text:change-id="ct853689692"/>Esta historia de usuario inicia cuando el usuario quiere crear, modificar o eliminar la informacion del costo de la matricula para un estudiante de pregrado<text:change-end text:change-id="ct853689692"/><text:change-start text:change-id="ct853689580"/>, la matricula pregrado consta de los siguientes datos: <text:span text:style-name="T6">sede,valorMatricula, año, facultad</text:span><text:change-end text:change-id="ct853689580"/><text:change-start text:change-id="ct853689468"/><text:span text:style-name="T6">. </text:span><text:change-end text:change-id="ct853689468"/><text:change-start text:change-id="ct853689356"/><text:span text:style-name="T7">Para <text:s/>aplicar en la simulación</text:span><text:change-end text:change-id="ct853689356"/><text:change-start text:change-id="ct853689244"/><text:span text:style-name="T7">.</text:span><text:change-end text:change-id="ct853689244"/></text:p>
          </table:table-cell>
        </table:table-row>
        <table:table-row>
          <table:table-cell table:style-name="Table4.A2" office:value-type="string">
            <text:p text:style-name="P1"><text:change-start text:change-id="ct853689132"/>Observacione<text:change-end text:change-id="ct853689132"/><text:change text:change-id="ct853689020"/><text:change-start text:change-id="ct853688908"/>s<text:change-end text:change-id="ct853688908"/></text:p>
          </table:table-cell>
          <table:table-cell table:style-name="Table4.B2" office:value-type="string">
            <text:p text:style-name="P3"><text:change text:change-id="ct853692268"/></text:p>
          </table:table-cell>
        </table:table-row>
        <table:table-row>
          <table:table-cell table:style-name="Table4.A2" office:value-type="string">
            <text:p text:style-name="P4"><text:change text:change-id="ct853692156"/><text:change-start text:change-id="ct853692044"/>Fecha de Prueba<text:change-end text:change-id="ct853692044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53691932"/>Contacto<text:change-end text:change-id="ct853691932"/></text:p>
          </table:table-cell>
          <table:table-cell table:style-name="Table4.B2" office:value-type="string">
            <text:p text:style-name="Standard"><text:change-start text:change-id="ct853691820"/><text:span text:style-name="Fuente_20_de_20_párrafo_20_predeter."><text:span text:style-name="T2">Nombre: </text:span></text:span><text:change-end text:change-id="ct853691820"/><text:change-start text:change-id="ct853691708"/><text:span text:style-name="Fuente_20_de_20_párrafo_20_predeter."><text:span text:style-name="T2"><text:s/></text:span></text:span><text:change-end text:change-id="ct853691708"/><text:change-start text:change-id="ct853691596"/><text:span text:style-name="Fuente_20_de_20_párrafo_20_predeter."><text:span text:style-name="T4">Rodolfo Padilla</text:span></text:span><text:change-end text:change-id="ct85369159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3691484"/><text:span text:style-name="T6">Teléfono:</text:span><text:change-end text:change-id="ct853691484"/><text:change-start text:change-id="ct853691372"/> <text:change-end text:change-id="ct853691372"/><text:change-start text:change-id="ct853691260"/>321 21 00 Ext - 2832<text:change-end text:change-id="ct853691260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3691148"/><text:span text:style-name="T6">E-mail:</text:span><text:change-end text:change-id="ct853691148"/><text:change-start text:change-id="ct853691036"/> <text:change-end text:change-id="ct853691036"/><text:change-start text:change-id="ct853690812"/>rodolfo.padilla@correounivalle.edu.co<text:change-end text:change-id="ct85369081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72in" fo:margin-left="0.0313in" fo:margin-right="-0.0035in" table:align="margins"/>
    </style:style>
    <style:style style:name="Table2.A" style:family="table-column">
      <style:table-column-properties style:column-width="2.3083in" style:rel-column-width="21932*"/>
    </style:style>
    <style:style style:name="Table2.C" style:family="table-column">
      <style:table-column-properties style:column-width="2.2806in" style:rel-column-width="216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53885852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53714920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5351977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90700">
            <text:deletion>
              <office:change-info>
                <dc:creator>unknown</dc:creator>
                <dc:date>2010-11-05T11:12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53784228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5371902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8852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5274992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45271520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5388618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41773852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1773516">
            <text:insertion>
              <office:change-info>
                <dc:creator>unknown</dc:creator>
                <dc:date>2010-06-01T10:17:00</dc:date>
              </office:change-info>
            </text:insertion>
          </text:changed-region>
          <text:changed-region text:id="ct841774524">
            <text:insertion>
              <office:change-info>
                <dc:creator>unknown</dc:creator>
                <dc:date>2010-11-25T15:33:00</dc:date>
              </office:change-info>
            </text:insertion>
          </text:changed-region>
          <text:changed-region text:id="ct8417731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177306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4248">
            <text:deletion>
              <office:change-info>
                <dc:creator>unknown</dc:creator>
                <dc:date>2010-11-05T11:12:00</dc:date>
              </office:change-info>
              <text:p text:style-name="P7">GU</text:p>
            </text:deletion>
          </text:changed-region>
          <text:changed-region text:id="ct853685256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5368514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4920">
            <text:deletion>
              <office:change-info>
                <dc:creator>unknown</dc:creator>
                <dc:date>2010-06-01T10:17:00</dc:date>
              </office:change-info>
              <text:p text:style-name="P7">1</text:p>
            </text:deletion>
          </text:changed-region>
          <text:changed-region text:id="ct853685032">
            <text:deletion>
              <office:change-info>
                <dc:creator>unknown</dc:creator>
                <dc:date>2010-11-05T11:12:00</dc:date>
              </office:change-info>
              <text:p text:style-name="P7">0</text:p>
            </text:deletion>
          </text:changed-region>
          <text:changed-region text:id="ct853686040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1651116">
            <text:insertion>
              <office:change-info>
                <dc:creator>unknown</dc:creator>
                <dc:date>2010-11-25T15:33:00</dc:date>
              </office:change-info>
            </text:insertion>
          </text:changed-region>
          <text:changed-region text:id="ct8536858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4808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rmando</text:span></text:span></text:p>
            </text:deletion>
          </text:changed-region>
          <text:changed-region text:id="ct853685704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5368559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54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5368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53684696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85368458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4360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53684472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53687496">
            <text:insertion>
              <office:change-info>
                <dc:creator>unknown</dc:creator>
                <dc:date>2010-11-05T11:13:00</dc:date>
              </office:change-info>
            </text:insertion>
          </text:changed-region>
          <text:changed-region text:id="ct85368738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53885852"/><text:change-start text:change-id="ct853714920"/>SISTEMA DE ANÁLISIS DE SOSTENIBILIDAD DE PROGRAMAS ACADÉMICOS<text:change-end text:change-id="ct853714920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DPI</text:p>
            </table:table-cell>
            <table:table-cell table:style-name="Table1.B1" office:value-type="string">
              <text:p text:style-name="P5"><text:change-start text:change-id="ct853519772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53519772"/><text:change text:change-id="ct853690700"/><text:change-start text:change-id="ct853784228"/><text:span text:style-name="Fuente_20_de_20_párrafo_20_predeter."><text:span text:style-name="T2">Parametros</text:span></text:span><text:change-end text:change-id="ct853784228"/></text:p>
            </table:table-cell>
            <table:table-cell table:style-name="Table1.C1" office:value-type="string">
              <text:p text:style-name="P6"><text:change-start text:change-id="ct853719020"/>Página<text:change-end text:change-id="ct853719020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53885292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53885292"/><text:change text:change-id="ct845274992"/><text:change text:change-id="ct845271520"/><text:change text:change-id="ct853886188"/><text:change-start text:change-id="ct841773852"/><text:span text:style-name="Fuente_20_de_20_párrafo_20_predeter."><text:span text:style-name="T2">Gestionar</text:span></text:span><text:change-end text:change-id="ct841773852"/><text:change-start text:change-id="ct841773516"/><text:span text:style-name="Fuente_20_de_20_párrafo_20_predeter."><text:span text:style-name="T2"> </text:span></text:span><text:change-end text:change-id="ct841773516"/><text:change-start text:change-id="ct841774524"/><text:span text:style-name="Fuente_20_de_20_párrafo_20_predeter."><text:span text:style-name="T2">Matricula Pregrado</text:span></text:span><text:change-end text:change-id="ct841774524"/><text:change-start text:change-id="ct841773180"/><text:span text:style-name="Fuente_20_de_20_párrafo_20_predeter."><text:span text:style-name="T2">.</text:span></text:span><text:change-end text:change-id="ct841773180"/></text:p>
            </table:table-cell>
            <table:table-cell table:style-name="Table1.C2" office:value-type="string">
              <text:p text:style-name="P6"><text:change-start text:change-id="ct841773068"/>Identificador</text:p>
              <text:p text:style-name="P7">HU-M<text:change-end text:change-id="ct841773068"/><text:change text:change-id="ct853684248"/><text:change-start text:change-id="ct853685256"/>PM<text:change-end text:change-id="ct853685256"/><text:change-start text:change-id="ct853685144"/>-<text:change-end text:change-id="ct853685144"/><text:change text:change-id="ct853684920"/><text:change text:change-id="ct853685032"/><text:change-start text:change-id="ct853686040"/>1<text:change-end text:change-id="ct853686040"/><text:change-start text:change-id="ct841651116"/>2<text:change-end text:change-id="ct841651116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53685816"/><text:span text:style-name="Fuente_20_de_20_párrafo_20_predeter."><text:span text:style-name="T1">Responsables</text:span></text:span><text:span text:style-name="Fuente_20_de_20_párrafo_20_predeter."><text:span text:style-name="T2">: Luis A</text:span></text:span><text:change-end text:change-id="ct853685816"/><text:change text:change-id="ct853684808"/><text:change-start text:change-id="ct853685704"/><text:span text:style-name="Fuente_20_de_20_párrafo_20_predeter."><text:span text:style-name="T2">rmando</text:span></text:span><text:change-end text:change-id="ct853685704"/><text:change-start text:change-id="ct853685592"/><text:span text:style-name="Fuente_20_de_20_párrafo_20_predeter."><text:span text:style-name="T2"> Nuñez</text:span></text:span><text:change-end text:change-id="ct853685592"/></text:p>
            </table:table-cell>
            <table:table-cell table:style-name="Table1.C2" office:value-type="string">
              <text:p text:style-name="P8"><text:change-start text:change-id="ct853685480"/><text:span text:style-name="Fuente_20_de_20_párrafo_20_predeter."><text:span text:style-name="T1">Fecha</text:span></text:span></text:p>
              <text:p text:style-name="P7"><text:change-end text:change-id="ct853685480"/><text:change text:change-id="ct853685368"/><text:change-start text:change-id="ct853684696"/>25<text:change-end text:change-id="ct853684696"/><text:change-start text:change-id="ct853684584"/>-<text:change-end text:change-id="ct853684584"/><text:change text:change-id="ct853684360"/><text:change text:change-id="ct853684472"/><text:change-start text:change-id="ct853687496"/>Nov<text:change-end text:change-id="ct853687496"/><text:change-start text:change-id="ct853687384"/>-2010<text:change-end text:change-id="ct853687384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1-25T15:37:25</dc:date>
    <meta:editing-cycles>57</meta:editing-cycles>
    <meta:editing-duration>PT1H51M44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2" meta:word-count="250" meta:character-count="1559"/>
  </office:meta>
</office:document-meta>
</file>